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10.24pt"/>
    </style:style>
    <style:style style:name="co2" style:family="table-column">
      <style:table-column-properties fo:break-before="auto" style:column-width="1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2003.hlt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n the Pleasure of Being Bi-textual; or My Life in Parallel Text</text:p>
          </table:table-cell>
          <table:table-cell office:value-type="string" calcext:value-type="string">
            <text:p>Elliott Macklovitch</text:p>
          </table:table-cell>
          <table:table-cell office:value-type="string" calcext:value-type="string">
            <text:p>http://www.mt-archive.info/00/HLT-NAACL-2003-Macklovitch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 Evaluation Exercise for Word Alignment</text:p>
          </table:table-cell>
          <table:table-cell office:value-type="string" calcext:value-type="string">
            <text:p>Rada Mihalcea and Ted Pedersen</text:p>
          </table:table-cell>
          <table:table-cell office:value-type="string" calcext:value-type="string">
            <text:p>http://www.mt-archive.info/00/HLT-NAACL-2003-Mihalcea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Align: Shared Task System Description</text:p>
          </table:table-cell>
          <table:table-cell office:value-type="string" calcext:value-type="string">
            <text:p>Dekang Lin and Colin Cherry Bing Zhao and Stephan Vogel</text:p>
          </table:table-cell>
          <table:table-cell office:value-type="string" calcext:value-type="string">
            <text:p>http://www.mt-archive.info/00/HLT-NAACL-2003-Lin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ord Alignment Based on Bilingual Bracketing </text:p>
          </table:table-cell>
          <table:table-cell office:value-type="string" calcext:value-type="string">
            <text:p>Bing Zhao and Stephan Vogel </text:p>
          </table:table-cell>
          <table:table-cell office:value-type="string" calcext:value-type="string">
            <text:p>http://www.mt-archive.info/00/HLT-NAACL-2003-Zhao-2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atistical Translation Alignment with Compositionality Constraints</text:p>
          </table:table-cell>
          <table:table-cell office:value-type="string" calcext:value-type="string">
            <text:p>Michel Simard and Philippe Langlais Herve Dejean and Eric Gaussier and Cyril Goutte and Kenji Yamada John C. Henderson</text:p>
          </table:table-cell>
          <table:table-cell office:value-type="string" calcext:value-type="string">
            <text:p>http://www.mt-archive.info/00/HLT-NAACL-2003-Simard-2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ducing Parameter Space for Word Alignment </text:p>
          </table:table-cell>
          <table:table-cell office:value-type="string" calcext:value-type="string">
            <text:p>Herve Dejean, Eric Gaussier, Cyril Goutte and Kenji Yamada</text:p>
          </table:table-cell>
          <table:table-cell office:value-type="string" calcext:value-type="string">
            <text:p>http://www.mt-archive.info/00/HLT-NAACL-2003-Dejean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ord Alignment Baselines </text:p>
          </table:table-cell>
          <table:table-cell office:value-type="string" calcext:value-type="string">
            <text:p>John C. Henderson</text:p>
          </table:table-cell>
          <table:table-cell office:value-type="string" calcext:value-type="string">
            <text:p>http://www.mt-archive.info/00/HLT-NAACL-2003-Henderson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Q-AL: A Word Alignment System with Limited Language Resources</text:p>
          </table:table-cell>
          <table:table-cell office:value-type="string" calcext:value-type="string">
            <text:p>Dan Tufis and Ana-Maria Barbu and Radu Ion</text:p>
          </table:table-cell>
          <table:table-cell office:value-type="string" calcext:value-type="string">
            <text:p>http://www.mt-archive.info/00/HLT-NAACL-2003-Tufis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Duluth Word Alignment System</text:p>
          </table:table-cell>
          <table:table-cell office:value-type="string" calcext:value-type="string">
            <text:p>Bridget Thomson McInnes and Ted Pedersen</text:p>
          </table:table-cell>
          <table:table-cell office:value-type="string" calcext:value-type="string">
            <text:p>http://www.mt-archive.info/00/HLT-NAACL-2003-McInnes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hrase-based Evaluation of Word-to-Word Alignments </text:p>
          </table:table-cell>
          <table:table-cell office:value-type="string" calcext:value-type="string">
            <text:p>Michael Carl and Sisay Fissaha</text:p>
          </table:table-cell>
          <table:table-cell office:value-type="string" calcext:value-type="string">
            <text:p>http://www.mt-archive.info/00/HLT-NAACL-2003-Carl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otstrapping Parallel Corpora</text:p>
          </table:table-cell>
          <table:table-cell office:value-type="string" calcext:value-type="string">
            <text:p>Chris Callison-Burch and Miles Osborne Mitsuo Shimohata and Eiichiro Sumita and Yuji Matsumoto Eiji Aramaki and Sadao Kurohashi and Hideki Kashioka and Hideki Tanaka</text:p>
          </table:table-cell>
          <table:table-cell office:value-type="string" calcext:value-type="string">
            <text:p>http://www.mt-archive.info/00/HLT-NAACL-2003-Callison-Burch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trieving Meaning-equivalent Sentences for Example-based Rough Translation </text:p>
          </table:table-cell>
          <table:table-cell office:value-type="string" calcext:value-type="string">
            <text:p>Mitsuo Shimohata and Eiichiro Sumita and Yuji Matsumoto</text:p>
          </table:table-cell>
          <table:table-cell office:value-type="string" calcext:value-type="string">
            <text:p>http://www.mt-archive.info/00/HLT-NAACL-2003-Shimohata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ord Selection for EBMT based on Monolingual Similarity and Translation Confidence </text:p>
          </table:table-cell>
          <table:table-cell office:value-type="string" calcext:value-type="string">
            <text:p>Eiji Aramaki and Sadao Kurohashi and Hideki Kashioka and Hideki Tanaka</text:p>
          </table:table-cell>
          <table:table-cell office:value-type="string" calcext:value-type="string">
            <text:p>http://www.mt-archive.info/00/HLT-NAACL-2003-Aramaki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nslation Spotting for Translation Memories</text:p>
          </table:table-cell>
          <table:table-cell office:value-type="string" calcext:value-type="string">
            <text:p>Michel Simard Kaoru Yamamoto and Taku Kudo and Yuta Tsuboi and Yuji Matsumoto Bing Zhao and Klaus Zechner and Stephen Vogel and Alex Waibel</text:p>
          </table:table-cell>
          <table:table-cell office:value-type="string" calcext:value-type="string">
            <text:p>http://www.mt-archive.info/00/HLT-NAACL-2003-Simard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arning Sequence-to-Sequence Correspondences from Parallel Corpora via Sequential Pattern Mining </text:p>
          </table:table-cell>
          <table:table-cell office:value-type="string" calcext:value-type="string">
            <text:p>Kaoru Yamamoto and Taku Kudo and Yuta Tsuboi and Yuji Matsumoto</text:p>
          </table:table-cell>
          <table:table-cell office:value-type="string" calcext:value-type="string">
            <text:p>http://www.mt-archive.info/00/HLT-NAACL-2003-Yamamoto.pdf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mt-archive.info/00/HLT-NAACL-2003-Zhao.pdf" xlink:type="simple">Efficient Optimization for Bilingual Sentence Alignment Based on Linear Regression</text:a></text:p>
          </table:table-cell>
          <table:table-cell office:value-type="string" calcext:value-type="string">
            <text:p>Bing Zhao and Klaus Zechner and Stephen Vogel and Alex Waibel </text:p>
          </table:table-cell>
          <table:table-cell office:value-type="string" calcext:value-type="string">
            <text:p>http://www.mt-archive.info/00/HLT-NAACL-2003-Zhao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S-Tagger for English Vietnamese Bilingual Corpus</text:p>
          </table:table-cell>
          <table:table-cell office:value-type="string" calcext:value-type="string">
            <text:p>Dinh Dien and Hoang Kiem Chun-Jen Lee and Jason S. Chang Takao Doi and Eiichiro Sumita</text:p>
          </table:table-cell>
          <table:table-cell office:value-type="string" calcext:value-type="string">
            <text:p>http://www.mt-archive.info/00/HLT-NAACL-2003-Dien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quisition of English-Chinese Transliterated Word Pairs from Parallel-Aligned Texts using a Statistical Machine Transliteration Model </text:p>
          </table:table-cell>
          <table:table-cell office:value-type="string" calcext:value-type="string">
            <text:p>Chun-Jen Lee and Jason S. Chang </text:p>
          </table:table-cell>
          <table:table-cell office:value-type="string" calcext:value-type="string">
            <text:p>http://www.mt-archive.info/00/HLT-NAACL-2003-Lee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put Sentence Splitting and Translating</text:p>
          </table:table-cell>
          <table:table-cell office:value-type="string" calcext:value-type="string">
            <text:p>Takao Doi and Eiichiro Sumita</text:p>
          </table:table-cell>
          <table:table-cell office:value-type="string" calcext:value-type="string">
            <text:p>http://www.mt-archive.info/00/HLT-NAACL-2003-Doi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 LSA Implementation Against Parallel Texts in French and English</text:p>
          </table:table-cell>
          <table:table-cell office:value-type="string" calcext:value-type="string">
            <text:p>Katri A. Clodfelder Joel Martin and Howard Johnson and Benoit Farley and Anna Maclachlan Stephen Nightingale and Hideki Tanaka</text:p>
          </table:table-cell>
          <table:table-cell office:value-type="string" calcext:value-type="string">
            <text:p>http://www.mt-archive.info/00/HLT-NAACL-2003-Clodfelder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igning and Using an English-Inuktitut Parallel Corpus </text:p>
          </table:table-cell>
          <table:table-cell office:value-type="string" calcext:value-type="string">
            <text:p>Dinh Dien and Hoang Kiem</text:p>
          </table:table-cell>
          <table:table-cell office:value-type="string" calcext:value-type="string">
            <text:p>http://www.mt-archive.info/00/HLT-NAACL-2003-Martin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aring the Sentence Alignment Yield from Two News Corpora Using a Dictionary-Based Alignment System</text:p>
          </table:table-cell>
          <table:table-cell office:value-type="string" calcext:value-type="string">
            <text:p>Stephen Nightingale and Hideki Tanaka </text:p>
          </table:table-cell>
          <table:table-cell office:value-type="string" calcext:value-type="string">
            <text:p>http://www.mt-archive.info/00/HLT-NAACL-2003-Nightingale.pdf</text:p>
          </table:table-cell>
          <table:table-cell table:number-columns-repeated="102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2003.hlt'.A1:'2003.hlt'.A16 '2003.hlt'.A18:'2003.hlt'.A1048576 '2003.hlt'.B1:'2003.hlt'.AMJ1048576">
            <calcext:condition calcext:apply-style-name="Accent" calcext:value="duplicate" calcext:base-cell-address="'2003.hlt'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22T09:10:02.588996718</dc:date>
    <meta:editing-duration>PT44S</meta:editing-duration>
    <meta:editing-cycles>1</meta:editing-cycles>
    <meta:document-statistic meta:table-count="1" meta:cell-count="73" meta:object-count="0"/>
    <meta:generator>LibreOffice/6.0.7.3$Linux_X86_64 LibreOffice_project/00m0$Build-3</meta:generator>
  </office:meta>
</office:document-meta>
</file>